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60f" officeooo:paragraph-rsid="0006460f"/>
    </style:style>
    <style:style style:name="P2" style:family="paragraph" style:parent-style-name="Standard">
      <style:text-properties officeooo:rsid="0007442e" officeooo:paragraph-rsid="0007442e"/>
    </style:style>
    <style:style style:name="P3" style:family="paragraph" style:parent-style-name="Standard">
      <style:text-properties officeooo:rsid="0007442e" officeooo:paragraph-rsid="000b8fe0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460f" officeooo:paragraph-rsid="0006460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7442e" officeooo:paragraph-rsid="0007442e" style:font-size-asian="15pt" style:font-weight-asian="bold" style:font-size-complex="15pt" style:font-weight-complex="bold"/>
    </style:style>
    <style:style style:name="T1" style:family="text">
      <style:text-properties officeooo:rsid="000b525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ício 1 de Redes</text:p>
      <text:p text:style-name="P4"/>
      <text:p text:style-name="P1"><text:span text:style-name="T2">Alunos:</text:span> Marlon Baptista de Quadros, Allan Moreira, Eurico Saldanha</text:p>
      <text:p text:style-name="P1"/>
      <text:p text:style-name="P5">Diferenças entre a implementação TCP e UDP em Python</text:p>
      <text:p text:style-name="P2"/>
      <text:p text:style-name="P3">No desenvolvimento do script de servidor do socket TCP, <text:span text:style-name="T1">o </text:span>serviço fica esperando alguma conexão na porta escolhida (no script foi utilizado a porta 1000), quando é recebido uma requisão de acesso na porta ele abre um arquivo (received_file.txt) e enquanto ele estiver recebendo dados ele irá escrever no arquivo. </text:p>
      <text:p text:style-name="P3"><text:span text:style-name="T1"><text:tab/>O</text:span> script do servidor UDP segue o mesmo padrão<text:span text:style-name="T1">, porém existem algumas diferenças, em primeiro lugar o servidor UDP apenas espera receber algum envio de dados, ao contrário do TCP que estabelece uma conexão com o cliente, por conta dessa forma de comunicação do UDP fica complicado de escrever no arquivo, pois ou se escreve somente o final da mensagem ou somente quando o servidor é finalizado. </text:span></text:p>
      <text:p text:style-name="P3"><text:span text:style-name="T1"><text:tab/>Outra diferença entre os dois, é que no TCP é possível responder para o cliente na mesma conexão, já o UDP não é possível realizar essa respo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7:19:50.828630533</meta:creation-date>
    <dc:date>2018-03-21T18:23:48.946889755</dc:date>
    <meta:editing-duration>PT23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66" meta:character-count="992" meta:non-whitespace-character-count="828"/>
  </office:meta>
</office:document-meta>
</file>